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0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31384199007915663" office:value-type="float"/>
          <table:table-cell office:value="-0.0026702017848857264" office:value-type="float"/>
          <table:table-cell office:value="-0.0032065396687182557" office:value-type="float"/>
          <table:table-cell office:value="-0.0097074284111728" office:value-type="float"/>
          <table:table-cell office:value="0.006996763892046906" office:value-type="float"/>
          <table:table-cell office:value="0.0038665821549523863" office:value-type="float"/>
          <table:table-cell office:value="0.21551337028705758" office:value-type="float"/>
          <table:table-cell office:value="1" office:value-type="float"/>
          <table:table-cell office:value="0.0031384199007915663" office:value-type="float"/>
          <table:table-cell office:value="-0.0026702017848857264" office:value-type="float"/>
          <table:table-cell office:value="-0.0032065396687182557" office:value-type="float"/>
          <table:table-cell office:value="-0.0097074284111728" office:value-type="float"/>
          <table:table-cell office:value="0.006996763892046906" office:value-type="float"/>
          <table:table-cell office:value="0.0038665821549523863" office:value-type="float"/>
        </table:table-row>
        <table:table-row>
          <table:table-cell office:value="0.012052743671547078" office:value-type="float"/>
          <table:table-cell office:value="-0.012056837694455256" office:value-type="float"/>
          <table:table-cell office:value="0.0067934603312817445" office:value-type="float"/>
          <table:table-cell office:value="-0.009953657058402135" office:value-type="float"/>
          <table:table-cell office:value="0.0022797943323740293" office:value-type="float"/>
          <table:table-cell office:value="-0.005738528732035338" office:value-type="float"/>
          <table:table-cell office:value="0.07008211737299076" office:value-type="float"/>
          <table:table-cell office:value="2" office:value-type="float"/>
          <table:table-cell office:value="0.008914323770755512" office:value-type="float"/>
          <table:table-cell office:value="-0.00938663590956953" office:value-type="float"/>
          <table:table-cell office:value="0.01" office:value-type="float"/>
          <table:table-cell office:value="-0.0002462286472293355" office:value-type="float"/>
          <table:table-cell office:value="-0.004716969559672877" office:value-type="float"/>
          <table:table-cell office:value="-0.009605110886987725" office:value-type="float"/>
        </table:table-row>
        <table:table-row>
          <table:table-cell office:value="0.020519756397634627" office:value-type="float"/>
          <table:table-cell office:value="-0.008449439403123617" office:value-type="float"/>
          <table:table-cell office:value="0.007988768727813076" office:value-type="float"/>
          <table:table-cell office:value="-0.0044752415743385884" office:value-type="float"/>
          <table:table-cell office:value="0.000408488103630273" office:value-type="float"/>
          <table:table-cell office:value="0.004261471267964662" office:value-type="float"/>
          <table:table-cell office:value="-0.1891034587977294" office:value-type="float"/>
          <table:table-cell office:value="3" office:value-type="float"/>
          <table:table-cell office:value="0.008467012726087549" office:value-type="float"/>
          <table:table-cell office:value="0.003607398291331639" office:value-type="float"/>
          <table:table-cell office:value="0.0011953083965313312" office:value-type="float"/>
          <table:table-cell office:value="0.0054784154840635466" office:value-type="float"/>
          <table:table-cell office:value="-0.0018713062287437562" office:value-type="float"/>
          <table:table-cell office:value="0.01" office:value-type="float"/>
        </table:table-row>
        <table:table-row>
          <table:table-cell office:value="0.021082276529535898" office:value-type="float"/>
          <table:table-cell office:value="-0.01069157740410355" office:value-type="float"/>
          <table:table-cell office:value="0.008524917645429002" office:value-type="float"/>
          <table:table-cell office:value="-0.010417000973385881" office:value-type="float"/>
          <table:table-cell office:value="0.007012290920805032" office:value-type="float"/>
          <table:table-cell office:value="0.005261134428248382" office:value-type="float"/>
          <table:table-cell office:value="0.020829741071968888" office:value-type="float"/>
          <table:table-cell office:value="4" office:value-type="float"/>
          <table:table-cell office:value="0.0005625201319012715" office:value-type="float"/>
          <table:table-cell office:value="-0.0022421380009799317" office:value-type="float"/>
          <table:table-cell office:value="0.0005361489176159261" office:value-type="float"/>
          <table:table-cell office:value="-0.005941759399047293" office:value-type="float"/>
          <table:table-cell office:value="0.006603802817174759" office:value-type="float"/>
          <table:table-cell office:value="0.00099966316028372" office:value-type="float"/>
        </table:table-row>
        <table:table-row>
          <table:table-cell office:value="0.02426815939786406" office:value-type="float"/>
          <table:table-cell office:value="-0.0033936582642215708" office:value-type="float"/>
          <table:table-cell office:value="-0.0005449791633746846" office:value-type="float"/>
          <table:table-cell office:value="-0.003091884394337994" office:value-type="float"/>
          <table:table-cell office:value="0.00646821130017626" office:value-type="float"/>
          <table:table-cell office:value="0.007285307655849959" office:value-type="float"/>
          <table:table-cell office:value="0.060946519860872926" office:value-type="float"/>
          <table:table-cell office:value="5" office:value-type="float"/>
          <table:table-cell office:value="0.0031858828683281586" office:value-type="float"/>
          <table:table-cell office:value="0.007297919139881979" office:value-type="float"/>
          <table:table-cell office:value="-0.009069896808803686" office:value-type="float"/>
          <table:table-cell office:value="0.007325116579047887" office:value-type="float"/>
          <table:table-cell office:value="-0.0005440796206287717" office:value-type="float"/>
          <table:table-cell office:value="0.002024173227601577" office:value-type="float"/>
        </table:table-row>
        <table:table-row>
          <table:table-cell office:value="0.029207908730455423" office:value-type="float"/>
          <table:table-cell office:value="-0.012093080057060739" office:value-type="float"/>
          <table:table-cell office:value="-0.0011676156133092943" office:value-type="float"/>
          <table:table-cell office:value="0.0002965568255537329" office:value-type="float"/>
          <table:table-cell office:value="0.0023133919893926274" office:value-type="float"/>
          <table:table-cell office:value="0.011840070486510647" office:value-type="float"/>
          <table:table-cell office:value="0.05394876800311999" office:value-type="float"/>
          <table:table-cell office:value="6" office:value-type="float"/>
          <table:table-cell office:value="0.004939749332591363" office:value-type="float"/>
          <table:table-cell office:value="-0.008699421792839168" office:value-type="float"/>
          <table:table-cell office:value="-0.0006226364499346097" office:value-type="float"/>
          <table:table-cell office:value="0.003388441219891727" office:value-type="float"/>
          <table:table-cell office:value="-0.004154819310783633" office:value-type="float"/>
          <table:table-cell office:value="0.004554762830660688" office:value-type="float"/>
        </table:table-row>
        <table:table-row>
          <table:table-cell office:value="0.0260850774140597" office:value-type="float"/>
          <table:table-cell office:value="-0.011956887833064223" office:value-type="float"/>
          <table:table-cell office:value="0.00835878964079341" office:value-type="float"/>
          <table:table-cell office:value="-0.0005005041382321728" office:value-type="float"/>
          <table:table-cell office:value="-0.007566332210699915" office:value-type="float"/>
          <table:table-cell office:value="0.0048519666588805275" office:value-type="float"/>
          <table:table-cell office:value="-0.1854789251931022" office:value-type="float"/>
          <table:table-cell office:value="7" office:value-type="float"/>
          <table:table-cell office:value="-0.0031228313163957225" office:value-type="float"/>
          <table:table-cell office:value="0.00013619222399651604" office:value-type="float"/>
          <table:table-cell office:value="0.009526405254102704" office:value-type="float"/>
          <table:table-cell office:value="-0.0007970609637859057" office:value-type="float"/>
          <table:table-cell office:value="-0.009879724200092543" office:value-type="float"/>
          <table:table-cell office:value="-0.00698810382763012" office:value-type="float"/>
        </table:table-row>
        <table:table-row>
          <table:table-cell office:value="0.03387719107593716" office:value-type="float"/>
          <table:table-cell office:value="-0.003528547940707359" office:value-type="float"/>
          <table:table-cell office:value="0.005156286049934474" office:value-type="float"/>
          <table:table-cell office:value="-0.0029432340064874897" office:value-type="float"/>
          <table:table-cell office:value="-0.005733216641382839" office:value-type="float"/>
          <table:table-cell office:value="0.00010080116059370692" office:value-type="float"/>
          <table:table-cell office:value="0.05092540903310214" office:value-type="float"/>
          <table:table-cell office:value="8" office:value-type="float"/>
          <table:table-cell office:value="0.007792113661877457" office:value-type="float"/>
          <table:table-cell office:value="0.008428339892356864" office:value-type="float"/>
          <table:table-cell office:value="-0.003202503590858936" office:value-type="float"/>
          <table:table-cell office:value="-0.002442729868255317" office:value-type="float"/>
          <table:table-cell office:value="0.0018331155693170759" office:value-type="float"/>
          <table:table-cell office:value="-0.0047511654982868206" office:value-type="float"/>
        </table:table-row>
        <table:table-row>
          <table:table-cell office:value="0.025495485605585146" office:value-type="float"/>
          <table:table-cell office:value="-0.010619858293481506" office:value-type="float"/>
          <table:table-cell office:value="0.01129468530051098" office:value-type="float"/>
          <table:table-cell office:value="-0.01243682968930937" office:value-type="float"/>
          <table:table-cell office:value="-0.013216798165558713" office:value-type="float"/>
          <table:table-cell office:value="0.005883440874659275" office:value-type="float"/>
          <table:table-cell office:value="-0.5079450724634696" office:value-type="float"/>
          <table:table-cell office:value="9" office:value-type="float"/>
          <table:table-cell office:value="-0.008381705470352014" office:value-type="float"/>
          <table:table-cell office:value="-0.0070913103527741475" office:value-type="float"/>
          <table:table-cell office:value="0.006138399250576505" office:value-type="float"/>
          <table:table-cell office:value="-0.009493595682821881" office:value-type="float"/>
          <table:table-cell office:value="-0.007483581524175873" office:value-type="float"/>
          <table:table-cell office:value="0.005782639714065568" office:value-type="float"/>
        </table:table-row>
        <table:table-row>
          <table:table-cell office:value="0.031208533377759556" office:value-type="float"/>
          <table:table-cell office:value="-0.020619858293481508" office:value-type="float"/>
          <table:table-cell office:value="0.0018032917631902942" office:value-type="float"/>
          <table:table-cell office:value="-0.010280280379304323" office:value-type="float"/>
          <table:table-cell office:value="-0.003518018597046299" office:value-type="float"/>
          <table:table-cell office:value="-0.002098514625949572" office:value-type="float"/>
          <table:table-cell office:value="0.049062324707271475" office:value-type="float"/>
          <table:table-cell office:value="10" office:value-type="float"/>
          <table:table-cell office:value="0.005713047772174408" office:value-type="float"/>
          <table:table-cell office:value="-0.01" office:value-type="float"/>
          <table:table-cell office:value="-0.009491393537320685" office:value-type="float"/>
          <table:table-cell office:value="0.0021565493100050466" office:value-type="float"/>
          <table:table-cell office:value="0.009698779568512414" office:value-type="float"/>
          <table:table-cell office:value="-0.007981955500608847" office:value-type="float"/>
        </table:table-row>
        <table:table-row>
          <table:table-cell office:value="0.03188876720963148" office:value-type="float"/>
          <table:table-cell office:value="-0.019293554417463832" office:value-type="float"/>
          <table:table-cell office:value="0.006880362084320944" office:value-type="float"/>
          <table:table-cell office:value="-0.009810897702763617" office:value-type="float"/>
          <table:table-cell office:value="0.006481981402953701" office:value-type="float"/>
          <table:table-cell office:value="-0.01162900606212353" office:value-type="float"/>
          <table:table-cell office:value="0.04898612202612527" office:value-type="float"/>
          <table:table-cell office:value="11" office:value-type="float"/>
          <table:table-cell office:value="0.0006802338318719174" office:value-type="float"/>
          <table:table-cell office:value="0.0013263038760176777" office:value-type="float"/>
          <table:table-cell office:value="0.005077070321130649" office:value-type="float"/>
          <table:table-cell office:value="0.00046938267654070623" office:value-type="float"/>
          <table:table-cell office:value="0.01" office:value-type="float"/>
          <table:table-cell office:value="-0.009530491436173957" office:value-type="float"/>
        </table:table-row>
        <table:table-row>
          <table:table-cell office:value="0.030274709319677687" office:value-type="float"/>
          <table:table-cell office:value="-0.0261204556446974" office:value-type="float"/>
          <table:table-cell office:value="0.00606437602172801" office:value-type="float"/>
          <table:table-cell office:value="-0.01556104899732037" office:value-type="float"/>
          <table:table-cell office:value="0.011905461535645406" office:value-type="float"/>
          <table:table-cell office:value="-0.012569604005086605" office:value-type="float"/>
          <table:table-cell office:value="0.04731489928569918" office:value-type="float"/>
          <table:table-cell office:value="12" office:value-type="float"/>
          <table:table-cell office:value="-0.0016140578899537898" office:value-type="float"/>
          <table:table-cell office:value="-0.006826901227233567" office:value-type="float"/>
          <table:table-cell office:value="-0.0008159860625929338" office:value-type="float"/>
          <table:table-cell office:value="-0.005750151294556753" office:value-type="float"/>
          <table:table-cell office:value="0.0054234801326917045" office:value-type="float"/>
          <table:table-cell office:value="-0.0009405979429630753" office:value-type="float"/>
        </table:table-row>
        <table:table-row>
          <table:table-cell office:value="0.03459380795027418" office:value-type="float"/>
          <table:table-cell office:value="-0.01926850977093509" office:value-type="float"/>
          <table:table-cell office:value="-0.001391893927937789" office:value-type="float"/>
          <table:table-cell office:value="-0.0099772182897037" office:value-type="float"/>
          <table:table-cell office:value="0.007613991326154231" office:value-type="float"/>
          <table:table-cell office:value="-0.01882847601310715" office:value-type="float"/>
          <table:table-cell office:value="0.04649976552136335" office:value-type="float"/>
          <table:table-cell office:value="13" office:value-type="float"/>
          <table:table-cell office:value="0.004319098630596494" office:value-type="float"/>
          <table:table-cell office:value="0.006851945873762309" office:value-type="float"/>
          <table:table-cell office:value="-0.007456269949665799" office:value-type="float"/>
          <table:table-cell office:value="0.00558383070761667" office:value-type="float"/>
          <table:table-cell office:value="-0.004291470209491175" office:value-type="float"/>
          <table:table-cell office:value="-0.006258872008020545" office:value-type="float"/>
        </table:table-row>
        <table:table-row>
          <table:table-cell office:value="0.04061856989684252" office:value-type="float"/>
          <table:table-cell office:value="-0.019812981813932175" office:value-type="float"/>
          <table:table-cell office:value="-0.009064567503739141" office:value-type="float"/>
          <table:table-cell office:value="-0.01943081750124656" office:value-type="float"/>
          <table:table-cell office:value="0.012454045634016996" office:value-type="float"/>
          <table:table-cell office:value="-0.020503077816717646" office:value-type="float"/>
          <table:table-cell office:value="0.04069279208523004" office:value-type="float"/>
          <table:table-cell office:value="14" office:value-type="float"/>
          <table:table-cell office:value="0.006024761946568332" office:value-type="float"/>
          <table:table-cell office:value="-0.0005444720429970858" office:value-type="float"/>
          <table:table-cell office:value="-0.007672673575801352" office:value-type="float"/>
          <table:table-cell office:value="-0.009453599211542861" office:value-type="float"/>
          <table:table-cell office:value="0.004840054307862765" office:value-type="float"/>
          <table:table-cell office:value="-0.0016746018036104954" office:value-type="float"/>
        </table:table-row>
        <table:table-row>
          <table:table-cell office:value="0.03204255595810146" office:value-type="float"/>
          <table:table-cell office:value="-0.01595452663905214" office:value-type="float"/>
          <table:table-cell office:value="-0.003052836144825998" office:value-type="float"/>
          <table:table-cell office:value="-0.016154010925814352" office:value-type="float"/>
          <table:table-cell office:value="0.01047944037033176" office:value-type="float"/>
          <table:table-cell office:value="-0.025407175432262837" office:value-type="float"/>
          <table:table-cell office:value="0.050070697523458066" office:value-type="float"/>
          <table:table-cell office:value="15" office:value-type="float"/>
          <table:table-cell office:value="-0.008576013938741054" office:value-type="float"/>
          <table:table-cell office:value="0.003858455174880036" office:value-type="float"/>
          <table:table-cell office:value="0.006011731358913143" office:value-type="float"/>
          <table:table-cell office:value="0.003276806575432209" office:value-type="float"/>
          <table:table-cell office:value="-0.001974605263685236" office:value-type="float"/>
          <table:table-cell office:value="-0.004904097615545191" office:value-type="float"/>
        </table:table-row>
        <table:table-row>
          <table:table-cell office:value="0.03755948269402522" office:value-type="float"/>
          <table:table-cell office:value="-0.014798932554130987" office:value-type="float"/>
          <table:table-cell office:value="-0.00397998985958772" office:value-type="float"/>
          <table:table-cell office:value="-0.012052035193450676" office:value-type="float"/>
          <table:table-cell office:value="0.011263182710448773" office:value-type="float"/>
          <table:table-cell office:value="-0.01612000376080159" office:value-type="float"/>
          <table:table-cell office:value="0.04516919600485416" office:value-type="float"/>
          <table:table-cell office:value="16" office:value-type="float"/>
          <table:table-cell office:value="0.005516926735923758" office:value-type="float"/>
          <table:table-cell office:value="0.0011555940849211545" office:value-type="float"/>
          <table:table-cell office:value="-0.000927153714761722" office:value-type="float"/>
          <table:table-cell office:value="0.004101975732363676" office:value-type="float"/>
          <table:table-cell office:value="0.0007837423401170131" office:value-type="float"/>
          <table:table-cell office:value="0.009287171671461246" office:value-type="float"/>
        </table:table-row>
      </table:table>
      <table:table table:name="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883054219054862" office:value-type="float"/>
          <table:table-cell office:value="0.007223582997771318" office:value-type="float"/>
          <table:table-cell office:value="0.005460088274209114" office:value-type="float"/>
          <table:table-cell office:value="-0.0002803656645290406" office:value-type="float"/>
          <table:table-cell office:value="-0.004444954796325649" office:value-type="float"/>
          <table:table-cell office:value="-0.0017222474982912205" office:value-type="float"/>
          <table:table-cell office:value="789.5817134492031" office:value-type="float"/>
          <table:table-cell office:value="1" office:value-type="float"/>
          <table:table-cell office:value="-0.00883054219054862" office:value-type="float"/>
          <table:table-cell office:value="0.007223582997771318" office:value-type="float"/>
          <table:table-cell office:value="0.005460088274209114" office:value-type="float"/>
          <table:table-cell office:value="-0.0002803656645290406" office:value-type="float"/>
          <table:table-cell office:value="-0.004444954796325649" office:value-type="float"/>
          <table:table-cell office:value="-0.0017222474982912205" office:value-type="float"/>
        </table:table-row>
        <table:table-row>
          <table:table-cell office:value="-0.005374962086114925" office:value-type="float"/>
          <table:table-cell office:value="0.008586221591788786" office:value-type="float"/>
          <table:table-cell office:value="0.0006700132740860209" office:value-type="float"/>
          <table:table-cell office:value="0.00815960845458953" office:value-type="float"/>
          <table:table-cell office:value="-0.01122616948964767" office:value-type="float"/>
          <table:table-cell office:value="-1.1952454120309902e-05" office:value-type="float"/>
          <table:table-cell office:value="772.6669281640654" office:value-type="float"/>
          <table:table-cell office:value="2" office:value-type="float"/>
          <table:table-cell office:value="0.003455580104433696" office:value-type="float"/>
          <table:table-cell office:value="0.0013626385940174682" office:value-type="float"/>
          <table:table-cell office:value="-0.004790075000123093" office:value-type="float"/>
          <table:table-cell office:value="0.00843997411911857" office:value-type="float"/>
          <table:table-cell office:value="-0.006781214693322022" office:value-type="float"/>
          <table:table-cell office:value="0.0017102950441709106" office:value-type="float"/>
        </table:table-row>
        <table:table-row>
          <table:table-cell office:value="-0.006309350867186762" office:value-type="float"/>
          <table:table-cell office:value="0.008691958829296154" office:value-type="float"/>
          <table:table-cell office:value="0.0016196334188070599" office:value-type="float"/>
          <table:table-cell office:value="0.01186016650920817" office:value-type="float"/>
          <table:table-cell office:value="-0.002792959738187514" office:value-type="float"/>
          <table:table-cell office:value="0.005679801723501113" office:value-type="float"/>
          <table:table-cell office:value="773.025723136341" office:value-type="float"/>
          <table:table-cell office:value="3" office:value-type="float"/>
          <table:table-cell office:value="-0.000934388781071837" office:value-type="float"/>
          <table:table-cell office:value="0.00010573723750736778" office:value-type="float"/>
          <table:table-cell office:value="0.000949620144721039" office:value-type="float"/>
          <table:table-cell office:value="0.003700558054618641" office:value-type="float"/>
          <table:table-cell office:value="0.008433209751460157" office:value-type="float"/>
          <table:table-cell office:value="0.005691754177621423" office:value-type="float"/>
        </table:table-row>
        <table:table-row>
          <table:table-cell office:value="-0.0035603130158540323" office:value-type="float"/>
          <table:table-cell office:value="-0.001072691738426057" office:value-type="float"/>
          <table:table-cell office:value="0.0026459583401006" office:value-type="float"/>
          <table:table-cell office:value="0.015761162805575966" office:value-type="float"/>
          <table:table-cell office:value="-0.0036653107263338383" office:value-type="float"/>
          <table:table-cell office:value="0.011437807853521047" office:value-type="float"/>
          <table:table-cell office:value="860.6225464923281" office:value-type="float"/>
          <table:table-cell office:value="4" office:value-type="float"/>
          <table:table-cell office:value="0.0027490378513327293" office:value-type="float"/>
          <table:table-cell office:value="-0.009764650567722211" office:value-type="float"/>
          <table:table-cell office:value="0.00102632492129354" office:value-type="float"/>
          <table:table-cell office:value="0.003900996296367795" office:value-type="float"/>
          <table:table-cell office:value="-0.0008723509881463243" office:value-type="float"/>
          <table:table-cell office:value="0.005758006130019934" office:value-type="float"/>
        </table:table-row>
        <table:table-row>
          <table:table-cell office:value="-0.0049086909830789414" office:value-type="float"/>
          <table:table-cell office:value="-0.002558103033369794" office:value-type="float"/>
          <table:table-cell office:value="0.002263780183059936" office:value-type="float"/>
          <table:table-cell office:value="0.013806336514338095" office:value-type="float"/>
          <table:table-cell office:value="7.02806336829332e-05" office:value-type="float"/>
          <table:table-cell office:value="0.0031097677741910457" office:value-type="float"/>
          <table:table-cell office:value="879.571057752138" office:value-type="float"/>
          <table:table-cell office:value="5" office:value-type="float"/>
          <table:table-cell office:value="-0.001348377967224909" office:value-type="float"/>
          <table:table-cell office:value="-0.0014854112949437368" office:value-type="float"/>
          <table:table-cell office:value="-0.00038217815704066384" office:value-type="float"/>
          <table:table-cell office:value="-0.0019548262912378704" office:value-type="float"/>
          <table:table-cell office:value="0.0037355913600167715" office:value-type="float"/>
          <table:table-cell office:value="-0.008328040079330001" office:value-type="float"/>
        </table:table-row>
        <table:table-row>
          <table:table-cell office:value="-0.00244793267451328" office:value-type="float"/>
          <table:table-cell office:value="0.0035384235221137157" office:value-type="float"/>
          <table:table-cell office:value="-0.0004988605468035125" office:value-type="float"/>
          <table:table-cell office:value="0.02096662022989481" office:value-type="float"/>
          <table:table-cell office:value="-0.006911689456820143" office:value-type="float"/>
          <table:table-cell office:value="0.006437467314301889" office:value-type="float"/>
          <table:table-cell office:value="813.6148424727496" office:value-type="float"/>
          <table:table-cell office:value="6" office:value-type="float"/>
          <table:table-cell office:value="0.0024607583085656613" office:value-type="float"/>
          <table:table-cell office:value="0.0060965265554835096" office:value-type="float"/>
          <table:table-cell office:value="-0.0027626407298634486" office:value-type="float"/>
          <table:table-cell office:value="0.007160283715556716" office:value-type="float"/>
          <table:table-cell office:value="-0.006981970090503076" office:value-type="float"/>
          <table:table-cell office:value="0.003327699540110843" office:value-type="float"/>
        </table:table-row>
        <table:table-row>
          <table:table-cell office:value="0.0034966717332777647" office:value-type="float"/>
          <table:table-cell office:value="0.006879916234257171" office:value-type="float"/>
          <table:table-cell office:value="-0.006979894368095861" office:value-type="float"/>
          <table:table-cell office:value="0.019332725689649256" office:value-type="float"/>
          <table:table-cell office:value="0.0026785550888187657" office:value-type="float"/>
          <table:table-cell office:value="0.005024914123100544" office:value-type="float"/>
          <table:table-cell office:value="756.945746722883" office:value-type="float"/>
          <table:table-cell office:value="7" office:value-type="float"/>
          <table:table-cell office:value="0.005944604407791045" office:value-type="float"/>
          <table:table-cell office:value="0.003341492712143455" office:value-type="float"/>
          <table:table-cell office:value="-0.006481033821292348" office:value-type="float"/>
          <table:table-cell office:value="-0.0016338945402455517" office:value-type="float"/>
          <table:table-cell office:value="0.009590244545638909" office:value-type="float"/>
          <table:table-cell office:value="-0.001412553191201345" office:value-type="float"/>
        </table:table-row>
        <table:table-row>
          <table:table-cell office:value="0.005893560746260731" office:value-type="float"/>
          <table:table-cell office:value="0.010091804621149912" office:value-type="float"/>
          <table:table-cell office:value="-0.010992192793392974" office:value-type="float"/>
          <table:table-cell office:value="0.02508301447738147" office:value-type="float"/>
          <table:table-cell office:value="-0.004480032942978005" office:value-type="float"/>
          <table:table-cell office:value="0.009636470417466687" office:value-type="float"/>
          <table:table-cell office:value="717.004524887652" office:value-type="float"/>
          <table:table-cell office:value="8" office:value-type="float"/>
          <table:table-cell office:value="0.0023968890129829664" office:value-type="float"/>
          <table:table-cell office:value="0.0032118883868927414" office:value-type="float"/>
          <table:table-cell office:value="-0.004012298425297114" office:value-type="float"/>
          <table:table-cell office:value="0.00575028878773221" office:value-type="float"/>
          <table:table-cell office:value="-0.0071585880317967705" office:value-type="float"/>
          <table:table-cell office:value="0.004611556294366144" office:value-type="float"/>
        </table:table-row>
        <table:table-row>
          <table:table-cell office:value="-0.0018964840342625897" office:value-type="float"/>
          <table:table-cell office:value="0.0028481918918529404" office:value-type="float"/>
          <table:table-cell office:value="-0.006603938056272636" office:value-type="float"/>
          <table:table-cell office:value="0.028605390862806352" office:value-type="float"/>
          <table:table-cell office:value="0.0022748451229051593" office:value-type="float"/>
          <table:table-cell office:value="-0.0002531347517074588" office:value-type="float"/>
          <table:table-cell office:value="818.0321621911867" office:value-type="float"/>
          <table:table-cell office:value="9" office:value-type="float"/>
          <table:table-cell office:value="-0.007790044780523321" office:value-type="float"/>
          <table:table-cell office:value="-0.007243612729296972" office:value-type="float"/>
          <table:table-cell office:value="0.004388254737120338" office:value-type="float"/>
          <table:table-cell office:value="0.0035223763854248837" office:value-type="float"/>
          <table:table-cell office:value="0.006754878065883164" office:value-type="float"/>
          <table:table-cell office:value="-0.009889605169174146" office:value-type="float"/>
        </table:table-row>
        <table:table-row>
          <table:table-cell office:value="0.004053560357506711" office:value-type="float"/>
          <table:table-cell office:value="0.00800112777975596" office:value-type="float"/>
          <table:table-cell office:value="0.0009356055606556096" office:value-type="float"/>
          <table:table-cell office:value="0.03638211486649255" office:value-type="float"/>
          <table:table-cell office:value="0.0026425832095228075" office:value-type="float"/>
          <table:table-cell office:value="0.00766808677118516" office:value-type="float"/>
          <table:table-cell office:value="744.4760432545199" office:value-type="float"/>
          <table:table-cell office:value="10" office:value-type="float"/>
          <table:table-cell office:value="0.005950044391769301" office:value-type="float"/>
          <table:table-cell office:value="0.005152935887903019" office:value-type="float"/>
          <table:table-cell office:value="0.007539543616928246" office:value-type="float"/>
          <table:table-cell office:value="0.007776724003686198" office:value-type="float"/>
          <table:table-cell office:value="0.0003677380866176482" office:value-type="float"/>
          <table:table-cell office:value="0.007921221522892619" office:value-type="float"/>
        </table:table-row>
        <table:table-row>
          <table:table-cell office:value="-0.0050660642753703675" office:value-type="float"/>
          <table:table-cell office:value="0.0074371976604351245" office:value-type="float"/>
          <table:table-cell office:value="-0.0071979658435251375" office:value-type="float"/>
          <table:table-cell office:value="0.042415899534006554" office:value-type="float"/>
          <table:table-cell office:value="0.0009612694271464491" office:value-type="float"/>
          <table:table-cell office:value="0.01766808677118516" office:value-type="float"/>
          <table:table-cell office:value="783.4059552232095" office:value-type="float"/>
          <table:table-cell office:value="11" office:value-type="float"/>
          <table:table-cell office:value="-0.009119624632877079" office:value-type="float"/>
          <table:table-cell office:value="-0.0005639301193208351" office:value-type="float"/>
          <table:table-cell office:value="-0.008133571404180747" office:value-type="float"/>
          <table:table-cell office:value="0.006033784667514001" office:value-type="float"/>
          <table:table-cell office:value="-0.0016813137823763584" office:value-type="float"/>
          <table:table-cell office:value="0.01" office:value-type="float"/>
        </table:table-row>
        <table:table-row>
          <table:table-cell office:value="-0.0018582890496778894" office:value-type="float"/>
          <table:table-cell office:value="0.015140917478755296" office:value-type="float"/>
          <table:table-cell office:value="-0.014568146084305454" office:value-type="float"/>
          <table:table-cell office:value="0.03778312579825448" office:value-type="float"/>
          <table:table-cell office:value="-0.009038730572853551" office:value-type="float"/>
          <table:table-cell office:value="0.010940285545318108" office:value-type="float"/>
          <table:table-cell office:value="701.1624488738171" office:value-type="float"/>
          <table:table-cell office:value="12" office:value-type="float"/>
          <table:table-cell office:value="0.003207775225692478" office:value-type="float"/>
          <table:table-cell office:value="0.0077037198183201715" office:value-type="float"/>
          <table:table-cell office:value="-0.007370180240780316" office:value-type="float"/>
          <table:table-cell office:value="-0.004632773735752078" office:value-type="float"/>
          <table:table-cell office:value="-0.01" office:value-type="float"/>
          <table:table-cell office:value="-0.006727801225867052" office:value-type="float"/>
        </table:table-row>
        <table:table-row>
          <table:table-cell office:value="-0.0005386932040527866" office:value-type="float"/>
          <table:table-cell office:value="0.024314392432065825" office:value-type="float"/>
          <table:table-cell office:value="-0.020524634328873997" office:value-type="float"/>
          <table:table-cell office:value="0.029275426720557673" office:value-type="float"/>
          <table:table-cell office:value="1.9550957299560925e-05" office:value-type="float"/>
          <table:table-cell office:value="0.009683837562348386" office:value-type="float"/>
          <table:table-cell office:value="608.8502453016578" office:value-type="float"/>
          <table:table-cell office:value="13" office:value-type="float"/>
          <table:table-cell office:value="0.0013195958456251027" office:value-type="float"/>
          <table:table-cell office:value="0.009173474953310527" office:value-type="float"/>
          <table:table-cell office:value="-0.005956488244568545" office:value-type="float"/>
          <table:table-cell office:value="-0.008507699077696804" office:value-type="float"/>
          <table:table-cell office:value="0.009058281530153112" office:value-type="float"/>
          <table:table-cell office:value="-0.001256447982969722" office:value-type="float"/>
        </table:table-row>
        <table:table-row>
          <table:table-cell office:value="0.008454444969476914" office:value-type="float"/>
          <table:table-cell office:value="0.02928839699192997" office:value-type="float"/>
          <table:table-cell office:value="-0.018243403489935896" office:value-type="float"/>
          <table:table-cell office:value="0.02096076878590762" office:value-type="float"/>
          <table:table-cell office:value="-0.005869185829109838" office:value-type="float"/>
          <table:table-cell office:value="0.016964229714788656" office:value-type="float"/>
          <table:table-cell office:value="534.2380057277255" office:value-type="float"/>
          <table:table-cell office:value="14" office:value-type="float"/>
          <table:table-cell office:value="0.0089931381735297" office:value-type="float"/>
          <table:table-cell office:value="0.004974004559864145" office:value-type="float"/>
          <table:table-cell office:value="0.0022812308389381034" office:value-type="float"/>
          <table:table-cell office:value="-0.008314657934650051" office:value-type="float"/>
          <table:table-cell office:value="-0.005888736786409399" office:value-type="float"/>
          <table:table-cell office:value="0.007280392152440271" office:value-type="float"/>
        </table:table-row>
        <table:table-row>
          <table:table-cell office:value="0.015253521615679664" office:value-type="float"/>
          <table:table-cell office:value="0.030136637490277528" office:value-type="float"/>
          <table:table-cell office:value="-0.016598511208633246" office:value-type="float"/>
          <table:table-cell office:value="0.025006061272863155" office:value-type="float"/>
          <table:table-cell office:value="0.004130814170890162" office:value-type="float"/>
          <table:table-cell office:value="0.008656496695085435" office:value-type="float"/>
          <table:table-cell office:value="496.7949578648633" office:value-type="float"/>
          <table:table-cell office:value="15" office:value-type="float"/>
          <table:table-cell office:value="0.00679907664620275" office:value-type="float"/>
          <table:table-cell office:value="0.0008482404983475595" office:value-type="float"/>
          <table:table-cell office:value="0.0016448922813026498" office:value-type="float"/>
          <table:table-cell office:value="0.004045292486955534" office:value-type="float"/>
          <table:table-cell office:value="0.01" office:value-type="float"/>
          <table:table-cell office:value="-0.008307733019703221" office:value-type="float"/>
        </table:table-row>
        <table:table-row>
          <table:table-cell office:value="0.00666181552322735" office:value-type="float"/>
          <table:table-cell office:value="0.030063224816462487" office:value-type="float"/>
          <table:table-cell office:value="-0.021089023343261883" office:value-type="float"/>
          <table:table-cell office:value="0.02643590996152731" office:value-type="float"/>
          <table:table-cell office:value="0.011060065023032622" office:value-type="float"/>
          <table:table-cell office:value="0.004780499070864167" office:value-type="float"/>
          <table:table-cell office:value="533.2512933402733" office:value-type="float"/>
          <table:table-cell office:value="16" office:value-type="float"/>
          <table:table-cell office:value="-0.008591706092452314" office:value-type="float"/>
          <table:table-cell office:value="-7.341267381504209e-05" office:value-type="float"/>
          <table:table-cell office:value="-0.004490512134628635" office:value-type="float"/>
          <table:table-cell office:value="0.0014298486886641527" office:value-type="float"/>
          <table:table-cell office:value="0.00692925085214246" office:value-type="float"/>
          <table:table-cell office:value="-0.0038759976242212684" office:value-type="float"/>
        </table:table-row>
        <table:table-row>
          <table:table-cell office:value="0.007651582575296819" office:value-type="float"/>
          <table:table-cell office:value="0.021234995340022066" office:value-type="float"/>
          <table:table-cell office:value="-0.011221338683016452" office:value-type="float"/>
          <table:table-cell office:value="0.0220910278977761" office:value-type="float"/>
          <table:table-cell office:value="0.014135478105949362" office:value-type="float"/>
          <table:table-cell office:value="0.007587558323042499" office:value-type="float"/>
          <table:table-cell office:value="610.8816779362539" office:value-type="float"/>
          <table:table-cell office:value="17" office:value-type="float"/>
          <table:table-cell office:value="0.0009897670520694693" office:value-type="float"/>
          <table:table-cell office:value="-0.008828229476440424" office:value-type="float"/>
          <table:table-cell office:value="0.009867684660245431" office:value-type="float"/>
          <table:table-cell office:value="-0.00434488206375121" office:value-type="float"/>
          <table:table-cell office:value="0.0030754130829167402" office:value-type="float"/>
          <table:table-cell office:value="0.0028070592521783327" office:value-type="float"/>
        </table:table-row>
        <table:table-row>
          <table:table-cell office:value="0.003915525549746216" office:value-type="float"/>
          <table:table-cell office:value="0.013866773921146783" office:value-type="float"/>
          <table:table-cell office:value="-0.020367426276912112" office:value-type="float"/>
          <table:table-cell office:value="0.02458488823551862" office:value-type="float"/>
          <table:table-cell office:value="0.01081056800350126" office:value-type="float"/>
          <table:table-cell office:value="-0.001301317685382562" office:value-type="float"/>
          <table:table-cell office:value="693.4544737411372" office:value-type="float"/>
          <table:table-cell office:value="18" office:value-type="float"/>
          <table:table-cell office:value="-0.0037360570255506034" office:value-type="float"/>
          <table:table-cell office:value="-0.007368221418875283" office:value-type="float"/>
          <table:table-cell office:value="-0.009146087593895659" office:value-type="float"/>
          <table:table-cell office:value="0.002493860337742522" office:value-type="float"/>
          <table:table-cell office:value="-0.0033249101024481025" office:value-type="float"/>
          <table:table-cell office:value="-0.008888876008425061" office:value-type="float"/>
        </table:table-row>
        <table:table-row>
          <table:table-cell office:value="0.009837573820296649" office:value-type="float"/>
          <table:table-cell office:value="0.014813618744841411" office:value-type="float"/>
          <table:table-cell office:value="-0.015960357718366028" office:value-type="float"/>
          <table:table-cell office:value="0.02142918715744645" office:value-type="float"/>
          <table:table-cell office:value="0.011349772144182282" office:value-type="float"/>
          <table:table-cell office:value="0.0037711802726037155" office:value-type="float"/>
          <table:table-cell office:value="655.9159336531336" office:value-type="float"/>
          <table:table-cell office:value="19" office:value-type="float"/>
          <table:table-cell office:value="0.005922048270550434" office:value-type="float"/>
          <table:table-cell office:value="0.0009468448236946286" office:value-type="float"/>
          <table:table-cell office:value="0.004407068558546083" office:value-type="float"/>
          <table:table-cell office:value="-0.0031557010780721706" office:value-type="float"/>
          <table:table-cell office:value="0.0005392041406810221" office:value-type="float"/>
          <table:table-cell office:value="0.005072497957986278" office:value-type="float"/>
        </table:table-row>
        <table:table-row>
          <table:table-cell office:value="0.012999117034848174" office:value-type="float"/>
          <table:table-cell office:value="0.01403025643022894" office:value-type="float"/>
          <table:table-cell office:value="-0.007207705453783927" office:value-type="float"/>
          <table:table-cell office:value="0.025698871757262855" office:value-type="float"/>
          <table:table-cell office:value="0.01879462825722652" office:value-type="float"/>
          <table:table-cell office:value="-0.0031213696079969893" office:value-type="float"/>
          <table:table-cell office:value="643.5751698378344" office:value-type="float"/>
          <table:table-cell office:value="20" office:value-type="float"/>
          <table:table-cell office:value="0.003161543214551525" office:value-type="float"/>
          <table:table-cell office:value="-0.0007833623146124707" office:value-type="float"/>
          <table:table-cell office:value="0.0087526522645821" office:value-type="float"/>
          <table:table-cell office:value="0.004269684599816406" office:value-type="float"/>
          <table:table-cell office:value="0.007444856113044235" office:value-type="float"/>
          <table:table-cell office:value="-0.006892549880600705" office:value-type="float"/>
        </table:table-row>
        <table:table-row>
          <table:table-cell office:value="0.01491555187421604" office:value-type="float"/>
          <table:table-cell office:value="0.018752329433878653" office:value-type="float"/>
          <table:table-cell office:value="-0.008747622445971426" office:value-type="float"/>
          <table:table-cell office:value="0.024015994589203504" office:value-type="float"/>
          <table:table-cell office:value="0.02379331680602985" office:value-type="float"/>
          <table:table-cell office:value="-0.006484988980245639" office:value-type="float"/>
          <table:table-cell office:value="594.4623868483282" office:value-type="float"/>
          <table:table-cell office:value="21" office:value-type="float"/>
          <table:table-cell office:value="0.0019164348393678667" office:value-type="float"/>
          <table:table-cell office:value="0.004722073003649711" office:value-type="float"/>
          <table:table-cell office:value="-0.0015399169921874994" office:value-type="float"/>
          <table:table-cell office:value="-0.0016828771680593487" office:value-type="float"/>
          <table:table-cell office:value="0.00499868854880333" office:value-type="float"/>
          <table:table-cell office:value="-0.0033636193722486494" office:value-type="float"/>
        </table:table-row>
        <table:table-row>
          <table:table-cell office:value="0.018773871618683775" office:value-type="float"/>
          <table:table-cell office:value="0.02434259587021708" office:value-type="float"/>
          <table:table-cell office:value="-0.012756725922972617" office:value-type="float"/>
          <table:table-cell office:value="0.02236755627709022" office:value-type="float"/>
          <table:table-cell office:value="0.026758638980161717" office:value-type="float"/>
          <table:table-cell office:value="-0.010812761239957858" office:value-type="float"/>
          <table:table-cell office:value="526.5707478364958" office:value-type="float"/>
          <table:table-cell office:value="22" office:value-type="float"/>
          <table:table-cell office:value="0.0038583197444677347" office:value-type="float"/>
          <table:table-cell office:value="0.0055902664363384254" office:value-type="float"/>
          <table:table-cell office:value="-0.00400910347700119" office:value-type="float"/>
          <table:table-cell office:value="-0.0016484383121132852" office:value-type="float"/>
          <table:table-cell office:value="0.00296532217413187" office:value-type="float"/>
          <table:table-cell office:value="-0.004327772259712219" office:value-type="float"/>
        </table:table-row>
        <table:table-row>
          <table:table-cell office:value="0.02173935967999264" office:value-type="float"/>
          <table:table-cell office:value="0.030071281428059336" office:value-type="float"/>
          <table:table-cell office:value="-0.015837753490359242" office:value-type="float"/>
          <table:table-cell office:value="0.02043853885995736" office:value-type="float"/>
          <table:table-cell office:value="0.029033659534823467" office:value-type="float"/>
          <table:table-cell office:value="-0.013196634702634859" office:value-type="float"/>
          <table:table-cell office:value="462.7529589801967" office:value-type="float"/>
          <table:table-cell office:value="23" office:value-type="float"/>
          <table:table-cell office:value="0.0029654880613088613" office:value-type="float"/>
          <table:table-cell office:value="0.005728685557842254" office:value-type="float"/>
          <table:table-cell office:value="-0.0030810275673866273" office:value-type="float"/>
          <table:table-cell office:value="-0.001929017417132856" office:value-type="float"/>
          <table:table-cell office:value="0.0022750205546617514" office:value-type="float"/>
          <table:table-cell office:value="-0.0023838734626770016" office:value-type="float"/>
        </table:table-row>
        <table:table-row>
          <table:table-cell office:value="0.026365543115313493" office:value-type="float"/>
          <table:table-cell office:value="0.035010302449187035" office:value-type="float"/>
          <table:table-cell office:value="-0.019801270738989768" office:value-type="float"/>
          <table:table-cell office:value="0.01946852106171241" office:value-type="float"/>
          <table:table-cell office:value="0.03242537750519471" office:value-type="float"/>
          <table:table-cell office:value="-0.017094250075769472" office:value-type="float"/>
          <table:table-cell office:value="395.6487989293487" office:value-type="float"/>
          <table:table-cell office:value="24" office:value-type="float"/>
          <table:table-cell office:value="0.004626183435320855" office:value-type="float"/>
          <table:table-cell office:value="0.0049390210211277" office:value-type="float"/>
          <table:table-cell office:value="-0.003963517248630524" office:value-type="float"/>
          <table:table-cell office:value="-0.0009700177982449529" office:value-type="float"/>
          <table:table-cell office:value="0.003391717970371246" office:value-type="float"/>
          <table:table-cell office:value="-0.0038976153731346127" office:value-type="float"/>
        </table:table-row>
        <table:table-row>
          <table:table-cell office:value="0.029725237521703682" office:value-type="float"/>
          <table:table-cell office:value="0.04246234485002398" office:value-type="float"/>
          <table:table-cell office:value="-0.02332211047485536" office:value-type="float"/>
          <table:table-cell office:value="0.015621314528757238" office:value-type="float"/>
          <table:table-cell office:value="0.03470357699907975" office:value-type="float"/>
          <table:table-cell office:value="-0.02189349395806794" office:value-type="float"/>
          <table:table-cell office:value="315.437301173926" office:value-type="float"/>
          <table:table-cell office:value="25" office:value-type="float"/>
          <table:table-cell office:value="0.0033596944063901905" office:value-type="float"/>
          <table:table-cell office:value="0.007452042400836944" office:value-type="float"/>
          <table:table-cell office:value="-0.003520839735865593" office:value-type="float"/>
          <table:table-cell office:value="-0.00384720653295517" office:value-type="float"/>
          <table:table-cell office:value="0.0022781994938850404" office:value-type="float"/>
          <table:table-cell office:value="-0.0047992438822984694" office:value-type="float"/>
        </table:table-row>
        <table:table-row>
          <table:table-cell office:value="0.03369638267474934" office:value-type="float"/>
          <table:table-cell office:value="0.04807418798150658" office:value-type="float"/>
          <table:table-cell office:value="-0.026846921742708144" office:value-type="float"/>
          <table:table-cell office:value="0.01348229230883112" office:value-type="float"/>
          <table:table-cell office:value="0.04026241331018166" office:value-type="float"/>
          <table:table-cell office:value="-0.02632593927557473" office:value-type="float"/>
          <table:table-cell office:value="246.6908881002156" office:value-type="float"/>
          <table:table-cell office:value="26" office:value-type="float"/>
          <table:table-cell office:value="0.003971145153045655" office:value-type="float"/>
          <table:table-cell office:value="0.005611843131482601" office:value-type="float"/>
          <table:table-cell office:value="-0.0035248112678527834" office:value-type="float"/>
          <table:table-cell office:value="-0.002139022219926118" office:value-type="float"/>
          <table:table-cell office:value="0.005558836311101914" office:value-type="float"/>
          <table:table-cell office:value="-0.00443244531750679" office:value-type="float"/>
        </table:table-row>
        <table:table-row>
          <table:table-cell office:value="0.03881626799273058" office:value-type="float"/>
          <table:table-cell office:value="0.05" office:value-type="float"/>
          <table:table-cell office:value="-0.03112108163610166" office:value-type="float"/>
          <table:table-cell office:value="0.011874446883225346" office:value-type="float"/>
          <table:table-cell office:value="0.04420550095505671" office:value-type="float"/>
          <table:table-cell office:value="-0.03077306816938226" office:value-type="float"/>
          <table:table-cell office:value="201.08013915416598" office:value-type="float"/>
          <table:table-cell office:value="27" office:value-type="float"/>
          <table:table-cell office:value="0.005119885317981243" office:value-type="float"/>
          <table:table-cell office:value="0.005602251440286636" office:value-type="float"/>
          <table:table-cell office:value="-0.004274159893393517" office:value-type="float"/>
          <table:table-cell office:value="-0.0016078454256057747" office:value-type="float"/>
          <table:table-cell office:value="0.003943087644875049" office:value-type="float"/>
          <table:table-cell office:value="-0.0044471288938075304" office:value-type="float"/>
        </table:table-row>
        <table:table-row>
          <table:table-cell office:value="0.043639988224382836" office:value-type="float"/>
          <table:table-cell office:value="0.05" office:value-type="float"/>
          <table:table-cell office:value="-0.035647352971882276" office:value-type="float"/>
          <table:table-cell office:value="0.009841749719703101" office:value-type="float"/>
          <table:table-cell office:value="0.048996804492842716" office:value-type="float"/>
          <table:table-cell office:value="-0.035602870738384175" office:value-type="float"/>
          <table:table-cell office:value="171.16567671253142" office:value-type="float"/>
          <table:table-cell office:value="28" office:value-type="float"/>
          <table:table-cell office:value="0.00482372023165226" office:value-type="float"/>
          <table:table-cell office:value="0.007017800547182559" office:value-type="float"/>
          <table:table-cell office:value="-0.0045262713357806204" office:value-type="float"/>
          <table:table-cell office:value="-0.0020326971635222443" office:value-type="float"/>
          <table:table-cell office:value="0.004791303537786007" office:value-type="float"/>
          <table:table-cell office:value="-0.0048298025690019135" office:value-type="float"/>
        </table:table-row>
        <table:table-row>
          <table:table-cell office:value="0.04923343379086568" office:value-type="float"/>
          <table:table-cell office:value="0.05" office:value-type="float"/>
          <table:table-cell office:value="-0.03969330657348102" office:value-type="float"/>
          <table:table-cell office:value="0.006079344428503417" office:value-type="float"/>
          <table:table-cell office:value="0.05" office:value-type="float"/>
          <table:table-cell office:value="-0.040568699544546054" office:value-type="float"/>
          <table:table-cell office:value="134.42753156034644" office:value-type="float"/>
          <table:table-cell office:value="29" office:value-type="float"/>
          <table:table-cell office:value="0.005593445566482842" office:value-type="float"/>
          <table:table-cell office:value="0.0080034763365984" office:value-type="float"/>
          <table:table-cell office:value="-0.004045953601598739" office:value-type="float"/>
          <table:table-cell office:value="-0.003762405291199684" office:value-type="float"/>
          <table:table-cell office:value="0.005353576317429543" office:value-type="float"/>
          <table:table-cell office:value="-0.0049658288061618806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4322092268690532" office:value-type="float"/>
          <table:table-cell office:value="0.004838892496549988" office:value-type="float"/>
          <table:table-cell office:value="0.05" office:value-type="float"/>
          <table:table-cell office:value="-0.0461254755465955" office:value-type="float"/>
          <table:table-cell office:value="129.234296590555" office:value-type="float"/>
          <table:table-cell office:value="30" office:value-type="float"/>
          <table:table-cell office:value="0.005807030387222767" office:value-type="float"/>
          <table:table-cell office:value="0.006867394931614401" office:value-type="float"/>
          <table:table-cell office:value="-0.003527616113424301" office:value-type="float"/>
          <table:table-cell office:value="-0.0012404519319534294" office:value-type="float"/>
          <table:table-cell office:value="0.006037993729114533" office:value-type="float"/>
          <table:table-cell office:value="-0.005556776002049446" office:value-type="float"/>
        </table:table-row>
      </table:table>
      <table:table table:name="2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02198345102270554" office:value-type="float"/>
          <table:table-cell office:value="0.0019176550026147703" office:value-type="float"/>
          <table:table-cell office:value="-0.002166352871346316" office:value-type="float"/>
          <table:table-cell office:value="-0.0062246971306044" office:value-type="float"/>
          <table:table-cell office:value="0.0005626960785894627" office:value-type="float"/>
          <table:table-cell office:value="0.009910416730531663" office:value-type="float"/>
          <table:table-cell office:value="7186.684972249066" office:value-type="float"/>
          <table:table-cell office:value="1" office:value-type="float"/>
          <table:table-cell office:value="-0.0002198345102270554" office:value-type="float"/>
          <table:table-cell office:value="0.0019176550026147703" office:value-type="float"/>
          <table:table-cell office:value="-0.002166352871346316" office:value-type="float"/>
          <table:table-cell office:value="-0.0062246971306044" office:value-type="float"/>
          <table:table-cell office:value="0.0005626960785894627" office:value-type="float"/>
          <table:table-cell office:value="0.009910416730531663" office:value-type="float"/>
        </table:table-row>
        <table:table-row>
          <table:table-cell office:value="-0.005223928751608651" office:value-type="float"/>
          <table:table-cell office:value="0.007289505140616718" office:value-type="float"/>
          <table:table-cell office:value="-0.004930728816459305" office:value-type="float"/>
          <table:table-cell office:value="-0.006011244785631609" office:value-type="float"/>
          <table:table-cell office:value="-0.0044699298734733476" office:value-type="float"/>
          <table:table-cell office:value="0.0013427336473092483" office:value-type="float"/>
          <table:table-cell office:value="7062.00394095475" office:value-type="float"/>
          <table:table-cell office:value="2" office:value-type="float"/>
          <table:table-cell office:value="-0.005004094241381596" office:value-type="float"/>
          <table:table-cell office:value="0.005371850138001948" office:value-type="float"/>
          <table:table-cell office:value="-0.002764375945112989" office:value-type="float"/>
          <table:table-cell office:value="0.00021345234497279104" office:value-type="float"/>
          <table:table-cell office:value="-0.00503262595206281" office:value-type="float"/>
          <table:table-cell office:value="-0.008567683083222415" office:value-type="float"/>
        </table:table-row>
        <table:table-row>
          <table:table-cell office:value="0.002345325222964177" office:value-type="float"/>
          <table:table-cell office:value="0.0025435711066401087" office:value-type="float"/>
          <table:table-cell office:value="-0.008801381329160203" office:value-type="float"/>
          <table:table-cell office:value="-0.011506948342605277" office:value-type="float"/>
          <table:table-cell office:value="-0.014469929873473349" office:value-type="float"/>
          <table:table-cell office:value="0.008620573191383932" office:value-type="float"/>
          <table:table-cell office:value="6487.710078739201" office:value-type="float"/>
          <table:table-cell office:value="3" office:value-type="float"/>
          <table:table-cell office:value="0.007569253974572828" office:value-type="float"/>
          <table:table-cell office:value="-0.004745934033976609" office:value-type="float"/>
          <table:table-cell office:value="-0.0038706525127008987" office:value-type="float"/>
          <table:table-cell office:value="-0.005495703556973668" office:value-type="float"/>
          <table:table-cell office:value="-0.01" office:value-type="float"/>
          <table:table-cell office:value="0.007277839544074684" office:value-type="float"/>
        </table:table-row>
        <table:table-row>
          <table:table-cell office:value="0.011686524149105438" office:value-type="float"/>
          <table:table-cell office:value="-0.0001983825376778185" office:value-type="float"/>
          <table:table-cell office:value="-0.0021095919901543674" office:value-type="float"/>
          <table:table-cell office:value="-0.02003979575951535" office:value-type="float"/>
          <table:table-cell office:value="-0.007919218741406416" office:value-type="float"/>
          <table:table-cell office:value="0.010250473775939432" office:value-type="float"/>
          <table:table-cell office:value="5496.815778079792" office:value-type="float"/>
          <table:table-cell office:value="4" office:value-type="float"/>
          <table:table-cell office:value="0.009341198926141261" office:value-type="float"/>
          <table:table-cell office:value="-0.0027419536443179272" office:value-type="float"/>
          <table:table-cell office:value="0.006691789339005836" office:value-type="float"/>
          <table:table-cell office:value="-0.008532847416910072" office:value-type="float"/>
          <table:table-cell office:value="0.006550711132066933" office:value-type="float"/>
          <table:table-cell office:value="0.0016299005845554996" office:value-type="float"/>
        </table:table-row>
        <table:table-row>
          <table:table-cell office:value="0.007291919359191649" office:value-type="float"/>
          <table:table-cell office:value="-0.006241073446187639" office:value-type="float"/>
          <table:table-cell office:value="-0.001436369402117308" office:value-type="float"/>
          <table:table-cell office:value="-0.013988787693189524" office:value-type="float"/>
          <table:table-cell office:value="-0.01374256808908211" office:value-type="float"/>
          <table:table-cell office:value="0.01432042025446192" office:value-type="float"/>
          <table:table-cell office:value="5670.45824667994" office:value-type="float"/>
          <table:table-cell office:value="5" office:value-type="float"/>
          <table:table-cell office:value="-0.00439460478991379" office:value-type="float"/>
          <table:table-cell office:value="-0.00604269090850982" office:value-type="float"/>
          <table:table-cell office:value="0.0006732225880370594" office:value-type="float"/>
          <table:table-cell office:value="0.006051008066325825" office:value-type="float"/>
          <table:table-cell office:value="-0.005823349347675695" office:value-type="float"/>
          <table:table-cell office:value="0.004069946478522489" office:value-type="float"/>
        </table:table-row>
        <table:table-row>
          <table:table-cell office:value="0.014653134693231488" office:value-type="float"/>
          <table:table-cell office:value="-0.001798192764162267" office:value-type="float"/>
          <table:table-cell office:value="-0.00996157847904482" office:value-type="float"/>
          <table:table-cell office:value="-0.007112492737934108" office:value-type="float"/>
          <table:table-cell office:value="-0.010178969665195015" office:value-type="float"/>
          <table:table-cell office:value="0.01571686091106719" office:value-type="float"/>
          <table:table-cell office:value="-398693.58804794215" office:value-type="float"/>
          <table:table-cell office:value="6" office:value-type="float"/>
          <table:table-cell office:value="0.00736121533403984" office:value-type="float"/>
          <table:table-cell office:value="0.004442880682025372" office:value-type="float"/>
          <table:table-cell office:value="-0.008525209076927512" office:value-type="float"/>
          <table:table-cell office:value="0.006876294955255416" office:value-type="float"/>
          <table:table-cell office:value="0.003563598423887095" office:value-type="float"/>
          <table:table-cell office:value="0.001396440656605269" office:value-type="float"/>
        </table:table-row>
        <table:table-row>
          <table:table-cell office:value="0.008792987926529942" office:value-type="float"/>
          <table:table-cell office:value="-0.0019424991028431215" office:value-type="float"/>
          <table:table-cell office:value="-0.007198788627940059" office:value-type="float"/>
          <table:table-cell office:value="-0.015933364368291625" office:value-type="float"/>
          <table:table-cell office:value="-0.01604051597283787" office:value-type="float"/>
          <table:table-cell office:value="0.02438166072362733" office:value-type="float"/>
          <table:table-cell office:value="-393165.15693366685" office:value-type="float"/>
          <table:table-cell office:value="7" office:value-type="float"/>
          <table:table-cell office:value="-0.005860146766701546" office:value-type="float"/>
          <table:table-cell office:value="-0.0001443063386808545" office:value-type="float"/>
          <table:table-cell office:value="0.002762789851104761" office:value-type="float"/>
          <table:table-cell office:value="-0.008820871630357519" office:value-type="float"/>
          <table:table-cell office:value="-0.005861546307642858" office:value-type="float"/>
          <table:table-cell office:value="0.008664799812560143" office:value-type="float"/>
        </table:table-row>
        <table:table-row>
          <table:table-cell office:value="0.004333726872631275" office:value-type="float"/>
          <table:table-cell office:value="-0.007976186351072261" office:value-type="float"/>
          <table:table-cell office:value="-0.006373204445941737" office:value-type="float"/>
          <table:table-cell office:value="-0.025299702860987063" office:value-type="float"/>
          <table:table-cell office:value="-0.008091619045526377" office:value-type="float"/>
          <table:table-cell office:value="0.019467107558131337" office:value-type="float"/>
          <table:table-cell office:value="-393207.3394632244" office:value-type="float"/>
          <table:table-cell office:value="8" office:value-type="float"/>
          <table:table-cell office:value="-0.004459261053898667" office:value-type="float"/>
          <table:table-cell office:value="-0.006033687248229141" office:value-type="float"/>
          <table:table-cell office:value="0.0008255841819983217" office:value-type="float"/>
          <table:table-cell office:value="-0.009366338492695438" office:value-type="float"/>
          <table:table-cell office:value="0.007948896927311494" office:value-type="float"/>
          <table:table-cell office:value="-0.004914553165495992" office:value-type="float"/>
        </table:table-row>
        <table:table-row>
          <table:table-cell office:value="0.010181813412108033" office:value-type="float"/>
          <table:table-cell office:value="-0.009400658319050098" office:value-type="float"/>
          <table:table-cell office:value="-0.0028439049736341294" office:value-type="float"/>
          <table:table-cell office:value="-0.03121230224180245" office:value-type="float"/>
          <table:table-cell office:value="-0.014574831059598812" office:value-type="float"/>
          <table:table-cell office:value="0.014890278821844885" office:value-type="float"/>
          <table:table-cell office:value="-393253.2857331423" office:value-type="float"/>
          <table:table-cell office:value="9" office:value-type="float"/>
          <table:table-cell office:value="0.005848086539476759" office:value-type="float"/>
          <table:table-cell office:value="-0.0014244719679778368" office:value-type="float"/>
          <table:table-cell office:value="0.0035292994723076076" office:value-type="float"/>
          <table:table-cell office:value="-0.005912599380815386" office:value-type="float"/>
          <table:table-cell office:value="-0.0064832120140724345" office:value-type="float"/>
          <table:table-cell office:value="-0.004576828736286452" office:value-type="float"/>
        </table:table-row>
        <table:table-row>
          <table:table-cell office:value="0.0166868238547246" office:value-type="float"/>
          <table:table-cell office:value="-0.010299758168549255" office:value-type="float"/>
          <table:table-cell office:value="0.004161833478278672" office:value-type="float"/>
          <table:table-cell office:value="-0.030496050051502008" office:value-type="float"/>
          <table:table-cell office:value="-0.01582274093636232" office:value-type="float"/>
          <table:table-cell office:value="0.012908031708119761" office:value-type="float"/>
          <table:table-cell office:value="609.6831083750691" office:value-type="float"/>
          <table:table-cell office:value="10" office:value-type="float"/>
          <table:table-cell office:value="0.006505010442616569" office:value-type="float"/>
          <table:table-cell office:value="-0.0008990998494991572" office:value-type="float"/>
          <table:table-cell office:value="0.0070057384519128015" office:value-type="float"/>
          <table:table-cell office:value="0.0007162521903004444" office:value-type="float"/>
          <table:table-cell office:value="-0.0012479098767635075" office:value-type="float"/>
          <table:table-cell office:value="-0.0019822471137251243" office:value-type="float"/>
        </table:table-row>
        <table:table-row>
          <table:table-cell office:value="0.0066868238547246" office:value-type="float"/>
          <table:table-cell office:value="-0.00472502324709748" office:value-type="float"/>
          <table:table-cell office:value="0.00903703355257539" office:value-type="float"/>
          <table:table-cell office:value="-0.024411571429606024" office:value-type="float"/>
          <table:table-cell office:value="-0.011945004422343189" office:value-type="float"/>
          <table:table-cell office:value="0.02159578092600025" office:value-type="float"/>
          <table:table-cell office:value="5780.592831164372" office:value-type="float"/>
          <table:table-cell office:value="11" office:value-type="float"/>
          <table:table-cell office:value="-0.01" office:value-type="float"/>
          <table:table-cell office:value="0.005574734921451776" office:value-type="float"/>
          <table:table-cell office:value="0.004875200074296718" office:value-type="float"/>
          <table:table-cell office:value="0.006084478621895982" office:value-type="float"/>
          <table:table-cell office:value="0.0038777365140191308" office:value-type="float"/>
          <table:table-cell office:value="0.008687749217880491" office:value-type="float"/>
        </table:table-row>
        <table:table-row>
          <table:table-cell office:value="-0.0005541514698484051" office:value-type="float"/>
          <table:table-cell office:value="-0.007449284972709971" office:value-type="float"/>
          <table:table-cell office:value="0.01819519198869564" office:value-type="float"/>
          <table:table-cell office:value="-0.028878784490829965" office:value-type="float"/>
          <table:table-cell office:value="-0.0035418712926542847" office:value-type="float"/>
          <table:table-cell office:value="0.012767586605416758" office:value-type="float"/>
          <table:table-cell office:value="789.7218235554974" office:value-type="float"/>
          <table:table-cell office:value="12" office:value-type="float"/>
          <table:table-cell office:value="-0.007240975324573005" office:value-type="float"/>
          <table:table-cell office:value="-0.0027242617256124915" office:value-type="float"/>
          <table:table-cell office:value="0.009158158436120249" office:value-type="float"/>
          <table:table-cell office:value="-0.0044672130612239385" office:value-type="float"/>
          <table:table-cell office:value="0.008403133129688904" office:value-type="float"/>
          <table:table-cell office:value="-0.008828194320583493" office:value-type="float"/>
        </table:table-row>
        <table:table-row>
          <table:table-cell office:value="0.00923662228743511" office:value-type="float"/>
          <table:table-cell office:value="-0.00047745973072321497" office:value-type="float"/>
          <table:table-cell office:value="0.02105237165487099" office:value-type="float"/>
          <table:table-cell office:value="-0.037505404727947805" office:value-type="float"/>
          <table:table-cell office:value="-0.008627602448691249" office:value-type="float"/>
          <table:table-cell office:value="0.008393538681903692" office:value-type="float"/>
          <table:table-cell office:value="1026.6137157798044" office:value-type="float"/>
          <table:table-cell office:value="13" office:value-type="float"/>
          <table:table-cell office:value="0.009790773757283515" office:value-type="float"/>
          <table:table-cell office:value="0.006971825241986756" office:value-type="float"/>
          <table:table-cell office:value="0.0028571796661753506" office:value-type="float"/>
          <table:table-cell office:value="-0.008626620237117844" office:value-type="float"/>
          <table:table-cell office:value="-0.005085731156036963" office:value-type="float"/>
          <table:table-cell office:value="-0.0043740479235130645" office:value-type="float"/>
        </table:table-row>
        <table:table-row>
          <table:table-cell office:value="-0.0003494350317595832" office:value-type="float"/>
          <table:table-cell office:value="0.005640784313231559" office:value-type="float"/>
          <table:table-cell office:value="0.012955449992451394" office:value-type="float"/>
          <table:table-cell office:value="-0.03940012606290215" office:value-type="float"/>
          <table:table-cell office:value="-0.00027018819011583213" office:value-type="float"/>
          <table:table-cell office:value="0.004074192354826656" office:value-type="float"/>
          <table:table-cell office:value="7473.463934688079" office:value-type="float"/>
          <table:table-cell office:value="14" office:value-type="float"/>
          <table:table-cell office:value="-0.009586057319194694" office:value-type="float"/>
          <table:table-cell office:value="0.006118244043954774" office:value-type="float"/>
          <table:table-cell office:value="-0.008096921662419597" office:value-type="float"/>
          <table:table-cell office:value="-0.001894721334954344" office:value-type="float"/>
          <table:table-cell office:value="0.008357414258575417" office:value-type="float"/>
          <table:table-cell office:value="-0.004319346327077036" office:value-type="float"/>
        </table:table-row>
        <table:table-row>
          <table:table-cell office:value="0.0024462585658958542" office:value-type="float"/>
          <table:table-cell office:value="0.003995447733496085" office:value-type="float"/>
          <table:table-cell office:value="0.004141289719284619" office:value-type="float"/>
          <table:table-cell office:value="-0.04268371025082868" office:value-type="float"/>
          <table:table-cell office:value="-0.004410869148352761" office:value-type="float"/>
          <table:table-cell office:value="-0.00532416444420246" office:value-type="float"/>
          <table:table-cell office:value="6890.81792421374" office:value-type="float"/>
          <table:table-cell office:value="15" office:value-type="float"/>
          <table:table-cell office:value="0.0027956935976554374" office:value-type="float"/>
          <table:table-cell office:value="-0.0016453365797354739" office:value-type="float"/>
          <table:table-cell office:value="-0.008814160273166775" office:value-type="float"/>
          <table:table-cell office:value="-0.0032835841879265268" office:value-type="float"/>
          <table:table-cell office:value="-0.004140680958236929" office:value-type="float"/>
          <table:table-cell office:value="-0.009398356799029116" office:value-type="float"/>
        </table:table-row>
        <table:table-row>
          <table:table-cell office:value="0.008487444641961947" office:value-type="float"/>
          <table:table-cell office:value="0.0011107403958519214" office:value-type="float"/>
          <table:table-cell office:value="0.004577001487031324" office:value-type="float"/>
          <table:table-cell office:value="-0.041674350128081974" office:value-type="float"/>
          <table:table-cell office:value="-0.009226923862363462" office:value-type="float"/>
          <table:table-cell office:value="-0.0017097869536083317" office:value-type="float"/>
          <table:table-cell office:value="5145.989142422202" office:value-type="float"/>
          <table:table-cell office:value="16" office:value-type="float"/>
          <table:table-cell office:value="0.006041186076066093" office:value-type="float"/>
          <table:table-cell office:value="-0.0028847073376441637" office:value-type="float"/>
          <table:table-cell office:value="0.00043571176774670484" office:value-type="float"/>
          <table:table-cell office:value="0.001009360122746699" office:value-type="float"/>
          <table:table-cell office:value="-0.0048160547140107006" office:value-type="float"/>
          <table:table-cell office:value="0.003614377490594128" office:value-type="float"/>
        </table:table-row>
        <table:table-row>
          <table:table-cell office:value="0.01376788373771056" office:value-type="float"/>
          <table:table-cell office:value="0.011110740395851922" office:value-type="float"/>
          <table:table-cell office:value="-0.002157029173897572" office:value-type="float"/>
          <table:table-cell office:value="-0.03247311629559391" office:value-type="float"/>
          <table:table-cell office:value="-0.019226923862363462" office:value-type="float"/>
          <table:table-cell office:value="-0.009867396964652424" office:value-type="float"/>
          <table:table-cell office:value="-6089.404937042473" office:value-type="float"/>
          <table:table-cell office:value="17" office:value-type="float"/>
          <table:table-cell office:value="0.005280439095748612" office:value-type="float"/>
          <table:table-cell office:value="0.01" office:value-type="float"/>
          <table:table-cell office:value="-0.006734030660928896" office:value-type="float"/>
          <table:table-cell office:value="0.009201233832488066" office:value-type="float"/>
          <table:table-cell office:value="-0.01" office:value-type="float"/>
          <table:table-cell office:value="-0.008157610011044092" office:value-type="float"/>
        </table:table-row>
        <table:table-row>
          <table:table-cell office:value="0.009005902430744044" office:value-type="float"/>
          <table:table-cell office:value="0.019318634373146057" office:value-type="float"/>
          <table:table-cell office:value="-0.011443983726194523" office:value-type="float"/>
          <table:table-cell office:value="-0.02497081714601975" office:value-type="float"/>
          <table:table-cell office:value="-0.014754618438936431" office:value-type="float"/>
          <table:table-cell office:value="-0.008139615762782089" office:value-type="float"/>
          <table:table-cell office:value="699.4077279885612" office:value-type="float"/>
          <table:table-cell office:value="18" office:value-type="float"/>
          <table:table-cell office:value="-0.004761981306966514" office:value-type="float"/>
          <table:table-cell office:value="0.008207893977294137" office:value-type="float"/>
          <table:table-cell office:value="-0.009286954552296951" office:value-type="float"/>
          <table:table-cell office:value="0.007502299149574157" office:value-type="float"/>
          <table:table-cell office:value="0.004472305423427031" office:value-type="float"/>
          <table:table-cell office:value="0.0017277812018703358" office:value-type="float"/>
        </table:table-row>
        <table:table-row>
          <table:table-cell office:value="0.0152642832724701" office:value-type="float"/>
          <table:table-cell office:value="0.02931863437314606" office:value-type="float"/>
          <table:table-cell office:value="-0.008374255019952995" office:value-type="float"/>
          <table:table-cell office:value="-0.026033471773384685" office:value-type="float"/>
          <table:table-cell office:value="-0.016506797855820814" office:value-type="float"/>
          <table:table-cell office:value="-0.017210586275340174" office:value-type="float"/>
          <table:table-cell office:value="83.48361944040744" office:value-type="float"/>
          <table:table-cell office:value="19" office:value-type="float"/>
          <table:table-cell office:value="0.006258380841726056" office:value-type="float"/>
          <table:table-cell office:value="0.01" office:value-type="float"/>
          <table:table-cell office:value="0.003069728706241528" office:value-type="float"/>
          <table:table-cell office:value="-0.0010626546273649357" office:value-type="float"/>
          <table:table-cell office:value="-0.0017521794168843825" office:value-type="float"/>
          <table:table-cell office:value="-0.009070970512558087" office:value-type="float"/>
        </table:table-row>
        <table:table-row>
          <table:table-cell office:value="0.018952537238520088" office:value-type="float"/>
          <table:table-cell office:value="0.02929305830491209" office:value-type="float"/>
          <table:table-cell office:value="-0.00041076359722315957" office:value-type="float"/>
          <table:table-cell office:value="-0.026458771653881122" office:value-type="float"/>
          <table:table-cell office:value="-0.023204649979929735" office:value-type="float"/>
          <table:table-cell office:value="-0.012683728124101092" office:value-type="float"/>
          <table:table-cell office:value="411.765134658771" office:value-type="float"/>
          <table:table-cell office:value="20" office:value-type="float"/>
          <table:table-cell office:value="0.0036882539660499872" office:value-type="float"/>
          <table:table-cell office:value="-2.5576068233969934e-05" office:value-type="float"/>
          <table:table-cell office:value="0.007963491422729835" office:value-type="float"/>
          <table:table-cell office:value="-0.00042529988049643495" office:value-type="float"/>
          <table:table-cell office:value="-0.00669785212410892" office:value-type="float"/>
          <table:table-cell office:value="0.004526858151239082" office:value-type="float"/>
        </table:table-row>
        <table:table-row>
          <table:table-cell office:value="0.023779508531015816" office:value-type="float"/>
          <table:table-cell office:value="0.03824398690355444" office:value-type="float"/>
          <table:table-cell office:value="-0.007914866035911438" office:value-type="float"/>
          <table:table-cell office:value="-0.029428949930181553" office:value-type="float"/>
          <table:table-cell office:value="-0.01762128424922127" office:value-type="float"/>
          <table:table-cell office:value="-0.015842854167420796" office:value-type="float"/>
          <table:table-cell office:value="440.12622182239716" office:value-type="float"/>
          <table:table-cell office:value="21" office:value-type="float"/>
          <table:table-cell office:value="0.004826971292495728" office:value-type="float"/>
          <table:table-cell office:value="0.00895092859864235" office:value-type="float"/>
          <table:table-cell office:value="-0.007504102438688279" office:value-type="float"/>
          <table:table-cell office:value="-0.00297017827630043" office:value-type="float"/>
          <table:table-cell office:value="0.005583365730708466" office:value-type="float"/>
          <table:table-cell office:value="-0.003159126043319702" office:value-type="float"/>
        </table:table-row>
        <table:table-row>
          <table:table-cell office:value="0.0291538660078463" office:value-type="float"/>
          <table:table-cell office:value="0.046020784363946556" office:value-type="float"/>
          <table:table-cell office:value="-0.014191272271904348" office:value-type="float"/>
          <table:table-cell office:value="-0.03263076968159323" office:value-type="float"/>
          <table:table-cell office:value="-0.012855627435242118" office:value-type="float"/>
          <table:table-cell office:value="-0.020047703768212726" office:value-type="float"/>
          <table:table-cell office:value="347.9445077836293" office:value-type="float"/>
          <table:table-cell office:value="22" office:value-type="float"/>
          <table:table-cell office:value="0.005374357476830483" office:value-type="float"/>
          <table:table-cell office:value="0.007776797460392117" office:value-type="float"/>
          <table:table-cell office:value="-0.006276406235992909" office:value-type="float"/>
          <table:table-cell office:value="-0.0032018197514116766" office:value-type="float"/>
          <table:table-cell office:value="0.0047656568139791515" office:value-type="float"/>
          <table:table-cell office:value="-0.004204849600791931" office:value-type="float"/>
        </table:table-row>
        <table:table-row>
          <table:table-cell office:value="0.03644900394968362" office:value-type="float"/>
          <table:table-cell office:value="0.05" office:value-type="float"/>
          <table:table-cell office:value="-0.02228476957801282" office:value-type="float"/>
          <table:table-cell office:value="-0.03629231832589751" office:value-type="float"/>
          <table:table-cell office:value="-0.007107248577271881" office:value-type="float"/>
          <table:table-cell office:value="-0.027702272172172" office:value-type="float"/>
          <table:table-cell office:value="267.3815811512285" office:value-type="float"/>
          <table:table-cell office:value="23" office:value-type="float"/>
          <table:table-cell office:value="0.007295137941837315" office:value-type="float"/>
          <table:table-cell office:value="0.009062971547245982" office:value-type="float"/>
          <table:table-cell office:value="-0.008093497306108475" office:value-type="float"/>
          <table:table-cell office:value="-0.0036615486443042754" office:value-type="float"/>
          <table:table-cell office:value="0.005748378857970237" office:value-type="float"/>
          <table:table-cell office:value="-0.0076545684039592745" office:value-type="float"/>
        </table:table-row>
        <table:table-row>
          <table:table-cell office:value="0.04343628449730248" office:value-type="float"/>
          <table:table-cell office:value="0.05" office:value-type="float"/>
          <table:table-cell office:value="-0.02760488109115064" office:value-type="float"/>
          <table:table-cell office:value="-0.04017810200940614" office:value-type="float"/>
          <table:table-cell office:value="0.00013938027342658837" office:value-type="float"/>
          <table:table-cell office:value="-0.03295326546867602" office:value-type="float"/>
          <table:table-cell office:value="212.67180341681978" office:value-type="float"/>
          <table:table-cell office:value="24" office:value-type="float"/>
          <table:table-cell office:value="0.006987280547618867" office:value-type="float"/>
          <table:table-cell office:value="0.009809855818748473" office:value-type="float"/>
          <table:table-cell office:value="-0.005320111513137818" office:value-type="float"/>
          <table:table-cell office:value="-0.0038857836835086345" office:value-type="float"/>
          <table:table-cell office:value="0.00724662885069847" office:value-type="float"/>
          <table:table-cell office:value="-0.00525099329650402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3548225780400932" office:value-type="float"/>
          <table:table-cell office:value="-0.044480699390580705" office:value-type="float"/>
          <table:table-cell office:value="0.0077476271512160865" office:value-type="float"/>
          <table:table-cell office:value="-0.039477693448860575" office:value-type="float"/>
          <table:table-cell office:value="159.5944770314485" office:value-type="float"/>
          <table:table-cell office:value="25" office:value-type="float"/>
          <table:table-cell office:value="0.0066037184745073325" office:value-type="float"/>
          <table:table-cell office:value="0.007279436588287355" office:value-type="float"/>
          <table:table-cell office:value="-0.007877376712858677" office:value-type="float"/>
          <table:table-cell office:value="-0.004302597381174564" office:value-type="float"/>
          <table:table-cell office:value="0.007608246877789498" office:value-type="float"/>
          <table:table-cell office:value="-0.006524427980184555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4279148922685087" office:value-type="float"/>
          <table:table-cell office:value="-0.048232495278527784" office:value-type="float"/>
          <table:table-cell office:value="0.016258956742490345" office:value-type="float"/>
          <table:table-cell office:value="-0.045979168760676314" office:value-type="float"/>
          <table:table-cell office:value="159.53500624287267" office:value-type="float"/>
          <table:table-cell office:value="26" office:value-type="float"/>
          <table:table-cell office:value="0.00868172913789749" office:value-type="float"/>
          <table:table-cell office:value="0.008364771399647001" office:value-type="float"/>
          <table:table-cell office:value="-0.007309231422841549" office:value-type="float"/>
          <table:table-cell office:value="-0.0037517958879470827" office:value-type="float"/>
          <table:table-cell office:value="0.008511329591274258" office:value-type="float"/>
          <table:table-cell office:value="-0.006501475311815739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4978998178068102" office:value-type="float"/>
          <table:table-cell office:value="-0.05" office:value-type="float"/>
          <table:table-cell office:value="0.023320053917373233" office:value-type="float"/>
          <table:table-cell office:value="-0.05" office:value-type="float"/>
          <table:table-cell office:value="158.8026312414446" office:value-type="float"/>
          <table:table-cell office:value="27" office:value-type="float"/>
          <table:table-cell office:value="0.007728595640510321" office:value-type="float"/>
          <table:table-cell office:value="0.009045237004756927" office:value-type="float"/>
          <table:table-cell office:value="-0.006998492553830147" office:value-type="float"/>
          <table:table-cell office:value="-0.006037064343690873" office:value-type="float"/>
          <table:table-cell office:value="0.0070610971748828865" office:value-type="float"/>
          <table:table-cell office:value="-0.0071519535779953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4-03-08T11:46:34.020541</meta:creation-date>
    <dc:date>2024-03-08T11:46:34.035649</dc:date>
    <meta:generator>http://pypi.python.org/pypi/ezodf/0.1.0$Python3.8.10 (default, Nov 22 2023, 10:22:35) 
[GCC 9.4.0]</meta:generator>
    <meta:document-statistic/>
    <meta:editing-cycles>1</meta:editing-cycles>
  </office:meta>
</office:document-meta>
</file>